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9.05cm" fo:min-width="8.8cm"/>
    </style:style>
    <style:style style:name="gr2" style:family="graphic" style:parent-style-name="objectwithoutfill">
      <style:graphic-properties svg:stroke-color="#ffffff" draw:fill="solid" draw:fill-color="#0066cc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5" style:family="graphic" style:parent-style-name="standard">
      <style:graphic-properties svg:stroke-width="0.4cm" svg:stroke-color="#0066cc" draw:marker-start-width="0.9cm" draw:marker-end-width="0.9cm" draw:fill="none" draw:fill-color="#ffffff" draw:textarea-horizontal-align="justify" draw:textarea-vertical-align="middle" draw:auto-grow-height="false" fo:min-height="7.45cm" fo:min-width="7.2cm" fo:padding-top="0.325cm" fo:padding-bottom="0.325cm" fo:padding-left="0.45cm" fo:padding-right="0.45cm"/>
    </style:style>
    <style:style style:name="gr6" style:family="graphic" style:parent-style-name="objectwithoutfill">
      <style:graphic-properties svg:stroke-width="0.4cm" svg:stroke-color="#0066cc" draw:marker-start-width="0.9cm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Arial1" fo:font-size="115pt" fo:letter-spacing="0.212cm" fo:font-style="normal" style:text-underline-style="solid" style:text-underline-width="auto" style:text-underline-color="font-color" fo:font-weight="bold" style:font-size-asian="115pt" style:font-style-asian="normal" style:font-weight-asian="bold" style:font-size-complex="115pt" style:font-style-complex="normal" style:font-weight-complex="bold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color="#000000" style:font-name="Arial Narrow" fo:font-size="60pt" fo:letter-spacing="normal" fo:font-style="normal" style:font-size-asian="60pt" style:font-style-asian="normal" style:font-size-complex="60pt" style:font-style-complex="normal"/>
    </style:style>
    <style:style style:name="P5" style:family="paragraph">
      <style:text-properties fo:color="#000000" style:font-name="Arial Narrow" fo:font-size="44pt" fo:letter-spacing="0.212cm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1" style:family="text">
      <style:text-properties fo:color="#000000" style:font-name="Arial1" fo:font-size="115pt" fo:letter-spacing="0.212cm" fo:font-style="normal" style:text-underline-style="none" fo:font-weight="bold" style:font-size-asian="115pt" style:font-style-asian="normal" style:font-weight-asian="bold" style:font-size-complex="115pt" style:font-style-complex="normal" style:font-weight-complex="bold"/>
    </style:style>
    <style:style style:name="T2" style:family="text">
      <style:text-properties fo:color="#000000" style:font-name="Arial Narrow" fo:font-size="60pt" fo:letter-spacing="normal" fo:font-style="normal" style:font-size-asian="60pt" style:font-style-asian="normal" style:font-size-complex="60pt" style:font-style-complex="normal"/>
    </style:style>
    <style:style style:name="T3" style:family="text">
      <style:text-properties fo:color="#000000" style:font-name="Arial Narrow" fo:font-size="44pt" fo:letter-spacing="0.212cm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9.3cm" svg:height="9.3cm" svg:x="16.1cm" svg:y="3cm">
          <text:p/>
          <draw:enhanced-geometry svg:viewBox="0 0 21600 21600" draw:type="rectangle" draw:enhanced-path="M 0 0 L 21600 0 21600 21600 0 21600 0 0 Z N"/>
        </draw:custom-shape>
        <draw:g>
          <draw:polygon draw:style-name="gr2" draw:text-style-name="P1" draw:layer="layout" svg:width="4.962cm" svg:height="4.961cm" draw:transform="skewX (-0.0242600766027212) rotate (-0.796917336460611) translate (22.4001234487822cm 5.3334096194608cm)" svg:viewBox="0 0 4963 4962" draw:points="2188,2787 2253,4962 4963,2256 2718,0 0,2707">
            <text:p/>
          </draw:polygon>
          <draw:polygon draw:style-name="gr2" draw:text-style-name="P1" draw:layer="layout" svg:width="3.867cm" svg:height="3.227cm" svg:x="17.2cm" svg:y="7.272cm" svg:viewBox="0 0 3868 3228" draw:points="0,0 2295,6 3868,1635 2373,3224 5,3228">
            <text:p/>
          </draw:polygon>
          <draw:polygon draw:style-name="gr2" draw:text-style-name="P1" draw:layer="layout" svg:width="4.962cm" svg:height="4.961cm" draw:transform="skewX (-0.0235619449019234) rotate (-0.796742803535412) translate (22.4007832529235cm 1.46284286107521cm)" svg:viewBox="0 0 4963 4962" draw:points="2188,2787 2254,4962 4963,2256 2717,0 0,2706">
            <text:p/>
          </draw:polygon>
          <draw:polygon draw:style-name="gr2" draw:text-style-name="P1" draw:layer="layout" svg:width="3.867cm" svg:height="3.227cm" svg:x="17.2cm" svg:y="3.4cm" svg:viewBox="0 0 3868 3228" draw:points="0,0 2295,6 3868,1635 2373,3224 5,3228">
            <text:p/>
          </draw:polygon>
        </draw:g>
        <draw:g>
          <draw:polygon draw:style-name="gr2" draw:text-style-name="P1" draw:layer="layout" svg:width="4.962cm" svg:height="4.961cm" draw:transform="skewX (-0.0242600766027213) rotate (-0.796917336460611) translate (6.90012344878217cm 5.6334096194608cm)" svg:viewBox="0 0 4963 4962" draw:points="2188,2787 2253,4962 4963,2256 2718,0 0,2707">
            <text:p/>
          </draw:polygon>
          <draw:polygon draw:style-name="gr2" draw:text-style-name="P1" draw:layer="layout" svg:width="3.867cm" svg:height="3.227cm" svg:x="1.7cm" svg:y="7.572cm" svg:viewBox="0 0 3868 3228" draw:points="0,0 2295,6 3868,1635 2373,3224 5,3228">
            <text:p/>
          </draw:polygon>
          <draw:polygon draw:style-name="gr2" draw:text-style-name="P1" draw:layer="layout" svg:width="4.962cm" svg:height="4.961cm" draw:transform="skewX (-0.0235619449019234) rotate (-0.796742803535412) translate (6.90078325292348cm 1.7628428610752cm)" svg:viewBox="0 0 4963 4962" draw:points="2188,2787 2254,4962 4963,2256 2717,0 0,2706">
            <text:p/>
          </draw:polygon>
          <draw:polygon draw:style-name="gr2" draw:text-style-name="P1" draw:layer="layout" svg:width="3.867cm" svg:height="3.227cm" svg:x="1.7cm" svg:y="3.7cm" svg:viewBox="0 0 3868 3228" draw:points="0,0 2295,6 3868,1635 2373,3224 5,3228">
            <text:p/>
          </draw:polygon>
        </draw:g>
        <draw:frame draw:style-name="gr3" draw:text-style-name="P2" draw:layer="layout" svg:width="32.2cm" svg:height="4.781cm" svg:x="8.9cm" svg:y="17.991cm">
          <draw:text-box>
            <text:p><text:span text:style-name="T1">OpenTEMPLET</text:span></text:p>
          </draw:text-box>
        </draw:frame>
        <draw:frame draw:style-name="gr4" draw:text-style-name="P4" draw:layer="layout" svg:width="31.6cm" svg:height="2.648cm" svg:x="9.2cm" svg:y="22.1cm">
          <draw:text-box>
            <text:p text:style-name="P3"><text:span text:style-name="T2">a toolkit for agent-oriented programming</text:span></text:p>
          </draw:text-box>
        </draw:frame>
        <draw:custom-shape draw:style-name="gr5" draw:text-style-name="P1" draw:layer="layout" svg:width="8.1cm" svg:height="8.1cm" svg:x="1.2cm" svg:y="3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5cm" svg:y1="22.2cm" svg:x2="12.6cm" svg:y2="22.2cm">
          <text:p/>
        </draw:line>
        <draw:line draw:style-name="gr6" draw:text-style-name="P1" draw:layer="layout" svg:x1="13.6cm" svg:y1="22.2cm" svg:x2="40.6cm" svg:y2="22.2cm">
          <text:p/>
        </draw:line>
        <draw:frame draw:style-name="gr7" draw:text-style-name="P5" draw:layer="layout" svg:width="8cm" svg:height="2.025cm" svg:x="16.9cm" svg:y="10.392cm">
          <draw:text-box>
            <text:p><text:span text:style-name="T3">TEMPLET</text:span></text:p>
          </draw:text-box>
        </draw:frame>
        <draw:g>
          <draw:polygon draw:style-name="gr2" draw:text-style-name="P1" draw:layer="layout" svg:width="4.962cm" svg:height="4.961cm" draw:transform="skewX (-0.0242600766027211) rotate (-0.796917336460611) translate (7.0001234487822cm 20.0334096194608cm)" svg:viewBox="0 0 4963 4962" draw:points="2188,2787 2253,4962 4963,2256 2718,0 0,2707">
            <text:p/>
          </draw:polygon>
          <draw:polygon draw:style-name="gr2" draw:text-style-name="P1" draw:layer="layout" svg:width="3.867cm" svg:height="3.227cm" svg:x="1.8cm" svg:y="21.972cm" svg:viewBox="0 0 3868 3228" draw:points="0,0 2295,6 3868,1635 2373,3224 5,3228">
            <text:p/>
          </draw:polygon>
          <draw:polygon draw:style-name="gr2" draw:text-style-name="P1" draw:layer="layout" svg:width="4.962cm" svg:height="4.961cm" draw:transform="skewX (-0.0235619449019233) rotate (-0.796742803535412) translate (7.0007832529235cm 16.1628428610752cm)" svg:viewBox="0 0 4963 4962" draw:points="2188,2787 2254,4962 4963,2256 2717,0 0,2706">
            <text:p/>
          </draw:polygon>
          <draw:polygon draw:style-name="gr2" draw:text-style-name="P1" draw:layer="layout" svg:width="3.867cm" svg:height="3.227cm" svg:x="1.8cm" svg:y="18.1cm" svg:viewBox="0 0 3868 3228" draw:points="0,0 2295,6 3868,1635 2373,3224 5,3228">
            <text:p/>
          </draw:polygon>
        </draw:g>
        <draw:frame draw:style-name="gr7" draw:text-style-name="P5" draw:layer="layout" svg:width="8cm" svg:height="2.025cm" svg:x="1.5cm" svg:y="25.092cm">
          <draw:text-box>
            <text:p><text:span text:style-name="T3">TEMPL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18M44S</meta:editing-duration>
    <meta:editing-cycles>30</meta:editing-cycles>
    <meta:generator>LibreOffice/4.3.6.2$Windows_x86 LibreOffice_project/d50a87b2e514536ed401c18000dad4660b6a169e</meta:generator>
    <dc:date>2015-08-22T14:00:46.024000000</dc:date>
    <meta:document-statistic meta:object-count="23"/>
  </office:meta>
</office:document-meta>
</file>